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ejaVu Math TeX Gyre" svg:font-family="'DejaVu Math TeX Gyre'" style:font-pitch="variable"/>
    <style:font-face style:name="EB Garamond SC 12" svg:font-family="'EB Garamond SC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 Thin" svg:font-family="'Manjari Thin'" style:font-pitch="variable"/>
    <style:font-face style:name="Meera" svg:font-family="Meer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Rooney" svg:font-family="Rooney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oney" fo:font-size="16pt" fo:language="de" fo:country="DE" officeooo:rsid="00206751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6pt" fo:language="de" fo:country="DE" officeooo:paragraph-rsid="001b468f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Roboto" fo:font-size="16pt" fo:language="de" fo:country="DE" style:font-size-asian="16pt" style:font-size-complex="16pt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Meera" fo:font-size="20pt" style:font-size-asian="20pt" style:font-size-complex="20pt" fo:hyphenate="false" loext:hyphenation-no-caps="false"/>
    </style:style>
    <style:style style:name="T1" style:family="text">
      <style:text-properties officeooo:rsid="001db0d5"/>
    </style:style>
    <style:style style:name="T2" style:family="text">
      <style:text-properties officeooo:rsid="0022de39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era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normal" style:font-name-complex="Lohit Devanagari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059" fo:font-size="24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italic" style:font-weight-asian="normal" style:font-name-complex="Lohit Devanagari1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EB Garamond SC 12" fo:font-size="2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bold" style:font-name-complex="Lohit Devanaga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1.6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„Kunst ist schön, macht aber viel Arbeit.“</text:p>
      <text:p text:style-name="P2"><text:s/>- Karl Valentin</text:p>
      <text:p text:style-name="P3"/>
      <text:p text:style-name="P2">„Die Kunst ist zwar nicht das Brot, wohl aber der Wein des Lebens.“</text:p>
      <text:p text:style-name="P2"><text:s/>- Jean Paul</text:p>
      <text:p text:style-name="P3"/>
      <text:p text:style-name="P2">„Wenn ich wüsste, was Kunst ist, würde ich es für mich behalten.“</text:p>
      <text:p text:style-name="P2"><text:s/>- Pablo Picasso</text:p>
      <text:p text:style-name="P3"/>
      <text:p text:style-name="P2">„Ich bewundere Picasso. Keiner hat sein <text:span text:style-name="T1">Öl</text:span> so teuer verkauft wie er.“</text:p>
      <text:p text:style-name="P2"><text:s/>- Salvador Dali</text:p>
      <text:p text:style-name="P3"/>
      <text:p text:style-name="P3">„Die Kunst ist eine Vermittlerin des Unaussprechlichen.“ - Johann Wolfgang von Goethe</text:p>
      <text:p text:style-name="P3"/>
      <text:p text:style-name="P3">„Über Malerei reden, das hat keinen Sinn.“ - Berhard Richter</text:p>
      <text:p text:style-name="P3"/>
      <text:p text:style-name="P3">„Kunst ist nicht ein Spiegel, den man der Wirklichkeit vorhält, sondern ein Hammer, mit dem man sie gestaltet.“ - Karl Marx</text:p>
      <text:p text:style-name="P3"/>
      <text:p text:style-name="P3">„Kunst ist nicht demokratisch, Kunst ist elitär.“ - Markus Lüpertz</text:p>
      <text:p text:style-name="P1"/>
      <text:p text:style-name="P1"/>
      <text:p text:style-name="P1"><draw:frame text:anchor-type="paragraph" draw:z-index="0" draw:name="Text Frame 1" draw:style-name="gr1" draw:text-style-name="P5" svg:width="2.1043in" svg:height="1.6016in" svg:x="2.5756in" svg:y="0.2236in"><draw:text-box><text:p text:style-name="P4"><text:span text:style-name="T3">Kunst ist nicht </text:span><text:span text:style-name="T4">demokratisch</text:span><text:span text:style-name="T3">, Kunst ist </text:span><text:span text:style-name="T5">elitär</text:span><text:span text:style-name="T3">!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ejaVu Math TeX Gyre" svg:font-family="'DejaVu Math TeX Gyre'" style:font-pitch="variable"/>
    <style:font-face style:name="EB Garamond SC 12" svg:font-family="'EB Garamond SC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 Thin" svg:font-family="'Manjari Thin'" style:font-pitch="variable"/>
    <style:font-face style:name="Meera" svg:font-family="Meer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Rooney" svg:font-family="Rooney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3:02:55.937883046</meta:creation-date>
    <dc:date>2022-10-02T14:22:18.924650109</dc:date>
    <meta:editing-duration>PT3H4M23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12" meta:word-count="109" meta:character-count="637" meta:non-whitespace-character-count="536"/>
  </office:meta>
</office:document-meta>
</file>